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10.017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3.475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ta1" style:family="table" style:master-page-name="PageStyle_5f_変数">
      <style:table-properties table:display="true" style:writing-mode="lr-tb"/>
    </style:style>
    <style:style style:name="ta2" style:family="table" style:master-page-name="PageStyle_5f_関数">
      <style:table-properties table:display="true" style:writing-mode="lr-tb"/>
    </style:style>
    <style:style style:name="ta3" style:family="table" style:master-page-name="PageStyle_5f_バグリスト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="0.002cm solid #000000"/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変数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1" table:default-cell-style-name="ce6"/>
        <table:table-column table:style-name="co3" table:default-cell-style-name="ce13"/>
        <table:table-column table:style-name="co4" table:default-cell-style-name="ce17"/>
        <table:table-column table:style-name="co5" table:default-cell-style-name="ce1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変数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4" office:value-type="string">
            <text:p>変数名</text:p>
          </table:table-cell>
          <table:table-cell table:style-name="ce8" office:value-type="string">
            <text:p>味方？敵？</text:p>
          </table:table-cell>
          <table:table-cell table:style-name="ce10" office:value-type="string">
            <text:p>初期状態</text:p>
          </table:table-cell>
          <table:table-cell table:style-name="ce14" office:value-type="string">
            <text:p>内容(動き)</text:p>
          </table:table-cell>
          <table:table-cell table:style-name="ce8" office:value-type="string">
            <text:p>使用場所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5" office:value-type="string">
            <text:p>friendSe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oun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Number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Status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Box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Score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e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oun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Number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Status</text:p>
          </table:table-cell>
          <table:table-cell table:style-name="ce9" office:value-type="string">
            <text:p>敵</text:p>
          </table:table-cell>
          <table:table-cell table:style-name="ce12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Box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core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b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photo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“”</text:p>
          </table:table-cell>
          <table:table-cell table:style-name="ce15" office:value-type="string">
            <text:p>キャラ画像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lag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移動方向のフラグ０＝横、１＝縦</text:p>
          </table:table-cell>
          <table:table-cell table:style-name="ce19" office:value-type="string">
            <text:p>ｷｬﾗ、enterframe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eam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チームの判定０＝味方、１＝敵</text:p>
          </table:table-cell>
          <table:table-cell table:style-name="ce19" office:value-type="string">
            <text:p>ｷｬﾗ精製時引数として、精製用のアイコンの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faultframe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0,1,0,2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dafaultframe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5,6,5,7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spot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130,220,310]</text:p>
          </table:table-cell>
          <table:table-cell table:style-name="ce15" office:value-type="string">
            <text:p>キャラランダム精製時、　　　　　　1､2,3コースの位置固定</text:p>
          </table:table-cell>
          <table:table-cell table:style-name="ce19" office:value-type="string">
            <text:p>ランダム精製用アイコン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Hp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30,20,60,40,10,20]</text:p>
          </table:table-cell>
          <table:table-cell table:style-name="ce15" office:value-type="string">
            <text:p>キャラの体力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Atk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20,20,20,30,30,20]</text:p>
          </table:table-cell>
          <table:table-cell table:style-name="ce15" office:value-type="string">
            <text:p>キャラの攻撃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D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20,30,30,20]</text:p>
          </table:table-cell>
          <table:table-cell table:style-name="ce15" office:value-type="string">
            <text:p>キャラの防御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Spd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5,10,10,5]</text:p>
          </table:table-cell>
          <table:table-cell table:style-name="ce15" office:value-type="string">
            <text:p>キャラのスピード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R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15,15,20,15,10]</text:p>
          </table:table-cell>
          <table:table-cell table:style-name="ce15" office:value-type="string">
            <text:p>キャラの？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9"/>
          <table:table-cell table:style-name="ce11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関数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6" table:default-cell-style-name="ce23"/>
        <table:table-column table:style-name="co3" table:default-cell-style-name="ce26"/>
        <table:table-column table:style-name="co4" table:default-cell-style-name="ce17"/>
        <table:table-column table:style-name="co7" table:default-cell-style-name="ce17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ｵﾌﾞｼﾞｪｸﾄ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20" office:value-type="string">
            <text:p>ｵﾌﾞｼﾞｪｸﾄ</text:p>
          </table:table-cell>
          <table:table-cell table:style-name="ce21" office:value-type="string">
            <text:p>引数</text:p>
          </table:table-cell>
          <table:table-cell table:style-name="ce24" office:value-type="string">
            <text:p>引数内訳</text:p>
          </table:table-cell>
          <table:table-cell table:style-name="ce27" office:value-type="string">
            <text:p>内容(動き)</text:p>
          </table:table-cell>
          <table:table-cell table:style-name="ce27" office:value-type="string">
            <text:p>使用場所</text:p>
          </table:table-cell>
          <table:table-cell table:style-name="ce2" table:number-columns-repeated="1018"/>
        </table:table-row>
        <table:table-row table:style-name="ro4">
          <table:table-cell/>
          <table:table-cell table:style-name="ce5" office:value-type="string">
            <text:p>Coursu</text:p>
          </table:table-cell>
          <table:table-cell table:style-name="ce22" office:value-type="string">
            <text:p>x,y,a,b,color</text:p>
          </table:table-cell>
          <table:table-cell table:style-name="ce25" office:value-type="string">
            <text:p>xy座標,　　 ｱｲｺﾝｻｲｽﾞ　　,色</text:p>
          </table:table-cell>
          <table:table-cell table:style-name="ce28" office:value-type="string">
            <text:p>キャラが走るコース</text:p>
          </table:table-cell>
          <table:table-cell table:style-name="ce30" office:value-type="string">
            <text:p>1コース(90、120、470、90､"red”)　　　　　　 <text:s/>　2コース(90、210、470、90、”yellow”) <text:s text:c="9"/>3コース(90、300、470、90、"blue”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wall</text:p>
          </table:table-cell>
          <table:table-cell table:style-name="ce22" office:value-type="string">
            <text:p>x,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味方(80、120)　　　　　　　　　　　　　　　　　　敵(560、120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imelabel</text:p>
          </table:table-cell>
          <table:table-cell table:style-name="ce22"/>
          <table:table-cell table:style-name="ce25"/>
          <table:table-cell table:style-name="ce15" office:value-type="string">
            <text:p>残り時間の表記</text:p>
          </table:table-cell>
          <table:table-cell table:style-name="ce31" office:value-type="string">
            <text:p>Class表記ではない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Round</text:p>
          </table:table-cell>
          <table:table-cell table:style-name="ce22" office:value-type="string">
            <text:p>x､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Scoreが10回超えた場合、ﾗｳﾝﾄﾞｵﾌﾞｼﾞｪｸﾄ精製される。(ｷｬﾗ側衝突判定で記述)</text:p>
          </table:table-cell>
          <table:table-cell table:style-name="ce30" office:value-type="string">
            <text:p>Score==10になったと同時に(20、70)の座標にRoundを出現、未実装だがそのあとリセット予定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Hata</text:p>
          </table:table-cell>
          <table:table-cell table:style-name="ce22" office:value-type="string">
            <text:p>ｘｙ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friendScore1(120,70)ｲﾝｸﾘﾒﾝﾄごとにx+30、　　　 <text:s/>5回行けばy＋20、xも120から＋30していく　　　　enemyScore(380,70)他同上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Bear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1"/>
          <table:table-cell table:number-columns-repeated="1018"/>
        </table:table-row>
        <table:table-row table:style-name="ro3">
          <table:table-cell/>
          <table:table-cell table:style-name="ce5" office:value-type="string">
            <text:p>Enemy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0"/>
          <table:table-cell table:number-columns-repeated="1018"/>
        </table:table-row>
        <table:table-row table:style-name="ro5">
          <table:table-cell/>
          <table:table-cell table:style-name="ce5" office:value-type="string">
            <text:p>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29" office:value-type="string">
            <text:p>ｱｲｺﾝ設置 <text:s text:c="49"/>【チームｱｲｺﾝ、スキルｱｲｺﾝ、<text:span text:style-name="T1">SP</text:span><text:span text:style-name="T2">スキル、投擲ｱｲｺﾝ】</text:span></text:p>
          </table:table-cell>
          <table:table-cell table:style-name="ce31" office:value-type="string">
            <text:p>味方サイド：Skill1(10,400,80､70，"skill1.png”,0) <text:s text:c="2"/>Skill2(100,400,80,70,”skill1.png”,0) <text:s text:c="8"/>icon_throw(210,400,90,70,”chara1.png”,0) <text:s text:c="7"/>SP_Skill (170,10,80,50,”chara1.png”,0) <text:s text:c="9"/>icon_team(10,10,140,50,”bearteam.jpg”,0) <text:s text:c="9"/>敵サイド: Skill1(460,400,80,70,”skill1.png”,0) <text:s/>Skill2(460,400,80,70,”skill1.png”,0) <text:s text:c="11"/>iconthrow(340,400,90,70,”chara1.png”,0) <text:s text:c="10"/>SP_Skill(390,10,80,50,”chara1,png”,0) <text:s text:c="10"/>icon_team(490,10,140,50,”blik.jpg”,0)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ｷｬﾗ精製処理、最大数を設定し、ｷｬﾗを管理するBoxを作っている。</text:p>
          </table:table-cell>
          <table:table-cell table:style-name="ce31" office:value-type="string">
            <text:p>(10,130,50,40,”chara1.png”,0)//×5　y+50していく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2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ランダム精製用ｱｲｺﾝ、最大数を設定し、ｷｬﾗを管理するBoxを作っている。</text:p>
          </table:table-cell>
          <table:table-cell table:style-name="ce31" office:value-type="string">
            <text:p>(570,130,50,40,”chara1.png”,1)//×5 y+50していく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friend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アイコンenemyGeneraterと２つで１つのセット</text:p>
          </table:table-cell>
          <table:table-cell table:style-name="ce31" office:value-type="string">
            <text:p>(70､130、10、40)//×５　y+50していく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enemy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ｱｲｺﾝ、friendGeneraterと２つで１つのセット</text:p>
          </table:table-cell>
          <table:table-cell table:style-name="ce31" office:value-type="string">
            <text:p>(70､130、10、40)//×５　y+50していく。　　　　Chara_Iconごとにtouchstartで管理している。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 table:number-rows-repeated="7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 table:number-rows-repeated="5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バグリスト" table:style-name="ta3" table:print="false">
        <office:forms form:automatic-focus="false" form:apply-design-mode="false"/>
        <table:table-column table:style-name="co8" table:default-cell-style-name="ce40"/>
        <table:table-column table:style-name="co1" table:number-columns-repeated="6" table:default-cell-style-name="ce40"/>
        <table:table-row table:style-name="ro6">
          <table:table-cell/>
          <table:table-cell table:style-name="ce41" office:value-type="string" table:number-columns-spanned="6" table:number-rows-spanned="1">
            <text:p>バグリスト</text:p>
          </table:table-cell>
          <table:covered-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 table:number-columns-spanned="6" table:number-rows-spanned="1">
            <text:p>1体目は正常にdeleteで消えるようだが、2体目以降、deleteがうまく機能していない模様、</text:p>
          </table:table-cell>
          <table:covered-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13/03/20</text:date>, <text:time>15:1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変数" style:display-name="PageStyle_変数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関数" style:display-name="PageStyle_関数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バグリスト" style:display-name="PageStyle_バグリスト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00:50:04</meta:creation-date>
    <dc:date>2013-03-20T15:13:25.20</dc:date>
    <meta:editing-cycles>3</meta:editing-cycles>
    <meta:editing-duration>PT1H46M4S</meta:editing-duration>
    <meta:generator>OpenOffice.org/3.4.1$Win32 OpenOffice.org_project/341m1$Build-9593</meta:generator>
    <meta:document-statistic meta:table-count="3" meta:cell-count="197" meta:object-count="0"/>
  </office:meta>
</office:document-meta>
</file>